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c25c" officeooo:paragraph-rsid="001ac25c"/>
    </style:style>
    <style:style style:name="P2" style:family="paragraph" style:parent-style-name="Standard">
      <style:text-properties officeooo:rsid="001bf157" officeooo:paragraph-rsid="001bf157"/>
    </style:style>
    <style:style style:name="P3" style:family="paragraph" style:parent-style-name="Standard">
      <style:text-properties officeooo:rsid="001d3b93" officeooo:paragraph-rsid="001d3b93"/>
    </style:style>
    <style:style style:name="P4" style:family="paragraph" style:parent-style-name="Standard">
      <style:text-properties officeooo:rsid="001d5b6f" officeooo:paragraph-rsid="001d5b6f"/>
    </style:style>
    <style:style style:name="P5" style:family="paragraph" style:parent-style-name="Standard">
      <style:text-properties officeooo:rsid="001e564d" officeooo:paragraph-rsid="001e564d"/>
    </style:style>
    <style:style style:name="P6" style:family="paragraph" style:parent-style-name="Standard">
      <style:text-properties officeooo:rsid="001ee33e" officeooo:paragraph-rsid="001ee33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1e564d" officeooo:paragraph-rsid="001e564d" fo:background-color="#1e1e1e"/>
    </style:style>
    <style:style style:name="P9" style:family="paragraph" style:parent-style-name="Standard">
      <style:paragraph-properties style:line-height-at-least="0.503cm"/>
      <style:text-properties fo:color="#d4d4d4" fo:background-color="#1e1e1e"/>
    </style:style>
    <style:style style:name="P10" style:family="paragraph" style:parent-style-name="Standard">
      <style:text-properties officeooo:rsid="0020aefb" officeooo:paragraph-rsid="0020aefb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Header">
      <style:text-properties officeooo:rsid="001a7b75" officeooo:paragraph-rsid="001a7b75"/>
    </style:style>
    <style:style style:name="T1" style:family="text">
      <style:text-properties fo:color="#808080"/>
    </style:style>
    <style:style style:name="T2" style:family="text">
      <style:text-properties fo:color="#808080" style:font-name="Droid Sans Mono" fo:font-size="10.5pt" fo:font-weight="normal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size="10.5pt" fo:font-weight="normal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size="10.5pt" fo:font-weight="normal"/>
    </style:style>
    <style:style style:name="T9" style:family="text">
      <style:text-properties fo:color="#ce9178"/>
    </style:style>
    <style:style style:name="T10" style:family="text">
      <style:text-properties fo:color="#ce9178" style:font-name="Droid Sans Mono" fo:font-size="10.5pt" fo:font-weight="normal"/>
    </style:style>
    <style:style style:name="T11" style:family="text">
      <style:text-properties fo:color="#dcdcaa" style:font-name="Droid Sans Mono" fo:font-size="10.5pt" fo:font-weight="normal"/>
    </style:style>
    <style:style style:name="T12" style:family="text">
      <style:text-properties fo:color="#d7ba7d"/>
    </style:style>
    <style:style style:name="T13" style:family="text">
      <style:text-properties officeooo:rsid="0021d4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4 :</text:p>
      <text:p text:style-name="P1"/>
      <text:p text:style-name="P1">1.</text:p>
      <text:p text:style-name="P1">$(‘’img’’)</text:p>
      <text:p text:style-name="P1"/>
      <text:p text:style-name="P1">2.</text:p>
      <text:p text:style-name="P1">$("#haut_de_page")</text:p>
      <text:p text:style-name="P1"/>
      <text:p text:style-name="P2">3.</text:p>
      <text:p text:style-name="P2">$("span.fr")</text:p>
      <text:p text:style-name="P2"/>
      <text:p text:style-name="P2">4.</text:p>
      <text:p text:style-name="P2">$("form#search input")</text:p>
      <text:p text:style-name="P2"/>
      <text:p text:style-name="P3">5.</text:p>
      <text:p text:style-name="P3">$("ul.menu_items li")</text:p>
      <text:p text:style-name="P3"/>
      <text:p text:style-name="P3">6.</text:p>
      <text:p text:style-name="P3">$("header&gt;div")</text:p>
      <text:p text:style-name="P3"/>
      <text:p text:style-name="P4">7.</text:p>
      <text:p text:style-name="P4">$("body&gt;*")</text:p>
      <text:p text:style-name="P4"/>
      <text:p text:style-name="P5">Exercice 5 :</text:p>
      <text:p text:style-name="P8"><text:span text:style-name="T1">&lt;!</text:span>DOCTYPE html<text:span text:style-name="T1">&gt;</text:span></text:p>
      <text:p text:style-name="P7"><text:span text:style-name="T1">&lt;</text:span><text:span text:style-name="T4">html</text:span><text:span text:style-name="T1">&gt;</text:span></text:p>
      <text:p text:style-name="P9">    <text:span text:style-name="T2">&lt;</text:span><text:span text:style-name="T5">head</text:span><text:span text:style-name="T2">&gt;</text:span></text:p>
      <text:p text:style-name="P9">        <text:span text:style-name="T2">&lt;</text:span><text:span text:style-name="T5">title</text:span><text:span text:style-name="T2">&gt;</text:span><text:span text:style-name="T6">SOS Animaux</text:span><text:span text:style-name="T2">&lt;/</text:span><text:span text:style-name="T5">title</text:span><text:span text:style-name="T2">&gt;</text:span></text:p>
      <text:p text:style-name="P9">        <text:span text:style-name="T2">&lt;</text:span><text:span text:style-name="T5">link</text:span><text:span text:style-name="T6"> </text:span><text:span text:style-name="T8">rel</text:span><text:span text:style-name="T6">=</text:span><text:span text:style-name="T10">"stylesheet"</text:span><text:span text:style-name="T6"> </text:span><text:span text:style-name="T8">type</text:span><text:span text:style-name="T6">=</text:span><text:span text:style-name="T10">"text/css"</text:span><text:span text:style-name="T6"> </text:span><text:span text:style-name="T8">href</text:span><text:span text:style-name="T6">=</text:span><text:span text:style-name="T10">"styles/style.css"</text:span><text:span text:style-name="T2">&gt;</text:span></text:p>
      <text:p text:style-name="P9">    <text:span text:style-name="T2">&lt;/</text:span><text:span text:style-name="T5">head</text:span><text:span text:style-name="T2">&gt;</text:span></text:p>
      <text:p text:style-name="P9">    <text:span text:style-name="T2">&lt;</text:span><text:span text:style-name="T5">body</text:span><text:span text:style-name="T2">&gt;</text:span></text:p>
      <text:p text:style-name="P9">        <text:span text:style-name="T2">&lt;</text:span><text:span text:style-name="T5">div</text:span><text:span text:style-name="T6"> </text:span><text:span text:style-name="T8">id</text:span><text:span text:style-name="T6">=</text:span><text:span text:style-name="T10">"clickMe"</text:span><text:span text:style-name="T2">&gt;</text:span><text:span text:style-name="T6">Montre moi le chien du jour</text:span><text:span text:style-name="T2">&lt;/</text:span><text:span text:style-name="T5">div</text:span><text:span text:style-name="T2">&gt;</text:span></text:p>
      <text:p text:style-name="P9">        <text:span text:style-name="T2">&lt;</text:span><text:span text:style-name="T5">div</text:span><text:span text:style-name="T6"> </text:span><text:span text:style-name="T8">id</text:span><text:span text:style-name="T6">=</text:span><text:span text:style-name="T10">"picframe"</text:span><text:span text:style-name="T2">&gt;</text:span></text:p>
      <text:p text:style-name="P9">            <text:span text:style-name="T2">&lt;</text:span><text:span text:style-name="T5">img</text:span><text:span text:style-name="T6"> </text:span><text:span text:style-name="T8">src</text:span><text:span text:style-name="T6">=</text:span><text:span text:style-name="T10">"images/furry_friend.jpg"</text:span><text:span text:style-name="T2">&gt;</text:span></text:p>
      <text:p text:style-name="P9">        <text:span text:style-name="T2">&lt;/</text:span><text:span text:style-name="T5">div</text:span><text:span text:style-name="T2">&gt;</text:span></text:p>
      <text:p text:style-name="P9">        <text:span text:style-name="T2">&lt;</text:span><text:span text:style-name="T5">script</text:span><text:span text:style-name="T6"> </text:span><text:span text:style-name="T8">src</text:span><text:span text:style-name="T6">=</text:span><text:span text:style-name="T10">"scripts/jquery.js"</text:span><text:span text:style-name="T2">&gt;&lt;/</text:span><text:span text:style-name="T5">script</text:span><text:span text:style-name="T2">&gt;</text:span></text:p>
      <text:p text:style-name="P9">        <text:span text:style-name="T2">&lt;</text:span><text:span text:style-name="T5">script</text:span><text:span text:style-name="T2">&gt;</text:span></text:p>
      <text:p text:style-name="P9">            <text:span text:style-name="T11">$</text:span><text:span text:style-name="T6">(</text:span><text:span text:style-name="T8">document</text:span><text:span text:style-name="T6">).</text:span><text:span text:style-name="T11">ready</text:span><text:span text:style-name="T6">(</text:span><text:span text:style-name="T5">function</text:span><text:span text:style-name="T6">(){</text:span></text:p>
      <text:p text:style-name="P9">                <text:span text:style-name="T11">$</text:span><text:span text:style-name="T6">(</text:span><text:span text:style-name="T10">"#clickMe"</text:span><text:span text:style-name="T6">).</text:span><text:span text:style-name="T11">click</text:span><text:span text:style-name="T6">(</text:span><text:span text:style-name="T5">function</text:span><text:span text:style-name="T6">() {</text:span></text:p>
      <text:p text:style-name="P9">                    <text:span text:style-name="T11">$</text:span><text:span text:style-name="T6">(</text:span><text:span text:style-name="T10">"img"</text:span><text:span text:style-name="T6">).</text:span><text:span text:style-name="T11">fadeToggle</text:span><text:span text:style-name="T6">(</text:span><text:span text:style-name="T10">"slow"</text:span><text:span text:style-name="T6">);</text:span></text:p>
      <text:p text:style-name="P9">                    <text:span text:style-name="T11">$</text:span><text:span text:style-name="T6">(</text:span><text:span text:style-name="T10">"#picframe"</text:span><text:span text:style-name="T6">).</text:span><text:span text:style-name="T11">slideToggle</text:span><text:span text:style-name="T6">(</text:span><text:span text:style-name="T10">"slow"</text:span><text:span text:style-name="T6">);</text:span></text:p>
      <text:p text:style-name="P9">                <text:span text:style-name="T6">});</text:span></text:p>
      <text:p text:style-name="P9">            <text:span text:style-name="T6">});</text:span></text:p>
      <text:p text:style-name="P9">        <text:span text:style-name="T2">&lt;/</text:span><text:span text:style-name="T5">script</text:span><text:span text:style-name="T2">&gt;</text:span></text:p>
      <text:p text:style-name="P9">    <text:span text:style-name="T2">&lt;/</text:span><text:span text:style-name="T5">body</text:span><text:span text:style-name="T2">&gt;</text:span></text:p>
      <text:p text:style-name="P7"><text:span text:style-name="T1">&lt;/</text:span><text:span text:style-name="T4">html</text:span><text:span text:style-name="T1">&gt;</text:span></text:p>
      <text:p text:style-name="P7"/>
      <text:p text:style-name="P10">Grace à la fonction fadeToggle(), l’image apparaît lors du déploiement fait par slideToggle(). Slow est utilisé, à la place d’un argument en miliseconde, car en mettant tout deux en paramettre, slow, cela permet à l’image de mettre autant de temps que le bloque d’id pickframe met à decendre.</text:p>
      <text:p text:style-name="P10"><text:soft-page-break/>Il a fallut modifier le CSS affin que l’image ne soit pas visible par defaut, sinon, l’image disparaît au clique au lieu d’apparaitre :</text:p>
      <text:p text:style-name="P10"/>
      <text:p text:style-name="P10"/>
      <text:p text:style-name="P7"><text:span text:style-name="T12">img</text:span>{</text:p>
      <text:p text:style-name="P7"><text:span text:style-name="T7">display</text:span>: <text:span text:style-name="T9">none</text:span>;</text:p>
      <text:p text:style-name="P11"><text:span text:style-name="T3">}</text:span></text:p>
      <text:p text:style-name="P5"/>
      <text:p text:style-name="P5"/>
      <text:p text:style-name="P5"/>
      <text:p text:style-name="P6">Exercice 6 :</text:p>
      <text:p text:style-name="P6">.append( content [, content ] )</text:p>
      <text:p text:style-name="P6">.append( function )</text:p>
      <text:p text:style-name="P6"/>
      <text:p text:style-name="P6"/>
      <text:p text:style-name="P6"/>
      <text:p text:style-name="P6">.appendTo( target )</text:p>
      <text:p text:style-name="P6"><text:span text:style-name="T13">tel que dans les e</text:span>x<text:span text:style-name="T13">emples suivants</text:span>:</text:p>
      <text:p text:style-name="P6">$( "&lt;p&gt;Test&lt;/p&gt;" ).appendTo( ".inner" );</text:p>
      <text:p text:style-name="P6">$( "h2" ).appendTo( $( ".container" ) );</text:p>
      <text:p text:style-name="P6"/>
      <text:p text:style-name="P6"/>
      <text:p text:style-name="P6">.html()</text:p>
      <text:p text:style-name="P6">.html( htmlString )</text:p>
      <text:p text:style-name="P6">.html( function )</text:p>
      <text:p text:style-name="P6"/>
      <text:p text:style-name="P6">.prepend( content [, content ] )</text:p>
      <text:p text:style-name="P6">.prepend( function )</text:p>
      <text:p text:style-name="P6"/>
      <text:p text:style-name="P6"/>
      <text:p text:style-name="P6">.prependTo( target )</text:p>
      <text:p text:style-name="P6"/>
      <text:p text:style-name="P6"/>
      <text:p text:style-name="P6"/>
      <text:p text:style-name="P6">.text()</text:p>
      <text:p text:style-name="P6">.text( text )</text:p>
      <text:p text:style-name="P6">.text( function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7b75" officeooo:paragraph-rsid="001a7b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<text:tab/>TD2<text:tab/>Roland Lasz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8:52:59.080142719</meta:creation-date>
    <dc:date>2018-02-01T10:19:51.412862621</dc:date>
    <meta:editing-duration>PT46M28S</meta:editing-duration>
    <meta:editing-cycles>9</meta:editing-cycles>
    <meta:generator>LibreOffice/6.0.0.2.0$Linux_X86_64 LibreOffice_project/00m0$Build-2</meta:generator>
    <meta:document-statistic meta:table-count="0" meta:image-count="0" meta:object-count="0" meta:page-count="2" meta:paragraph-count="60" meta:word-count="198" meta:character-count="1591" meta:non-whitespace-character-count="1265"/>
  </office:meta>
</office:document-meta>
</file>